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18.16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6.762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text-properties fo:font-size="66pt" style:font-size-asian="66pt" style:font-size-complex="66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2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color="#ff6600" fo:font-size="72pt" style:font-size-asian="72pt" style:font-size-complex="72pt"/>
    </style:style>
    <style:style style:name="T3" style:family="text">
      <style:text-properties fo:color="#ff6600"/>
    </style:style>
    <style:style style:name="T4" style:family="text">
      <style:text-properties style:use-window-font-color="true"/>
    </style:style>
    <style:style style:name="T5" style:family="text">
      <style:text-properties fo:font-size="66pt" style:font-size-asian="66pt" style:font-size-complex="66pt"/>
    </style:style>
    <style:style style:name="T6" style:family="text">
      <style:text-properties fo:color="#ff6600" fo:font-size="66pt" style:font-size-asian="66pt" style:font-size-complex="66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ff6600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4cm" svg:height="18.163cm" svg:x="1.4cm" svg:y="0.837cm" presentation:class="title" presentation:user-transformed="true">
          <draw:text-box>
            <text:p><text:span text:style-name="T1">DESENVOLVIMENTO </text:span><text:span text:style-name="T2">MOBILE</text:span><text:span text:style-name="T1"> E </text:span><text:span text:style-name="T2">WE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TENDENDO AS <text:span text:style-name="T3">CONDIÇÕ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ocê <text:span text:style-name="T3">não</text:span> <text:s/>vai absorver <text:span text:style-name="T3">tudo</text:span> o que for dito hoje. Portanto <text:span text:style-name="T3">foque</text:span> o <text:span text:style-name="T3">mais importante</text:span></text:p>
                <text:p/>
              </text:list-item>
              <text:list-item>
                <text:p>A quantidade de <text:span text:style-name="T3">informação</text:span> é <text:span text:style-name="T3">enorme</text:span> e leva tempo para dominar. Portanto <text:span text:style-name="T3">certifique-se</text:span> de estar se <text:span text:style-name="T3">divertindo</text:span></text:p>
                <text:p><text:span text:style-name="T3"/></text:p>
              </text:list-item>
              <text:list-item>
                <text:p><text:span text:style-name="T3">Seu cérebro</text:span><text:span text:style-name="T4"> deve guardar </text:span><text:span text:style-name="T3">conhecimento</text:span><text:span text:style-name="T4">. Deixe o </text:span><text:span text:style-name="T3">Google</text:span><text:span text:style-name="T4"> com os </text:span><text:span text:style-name="T3">dados</text:span></text:p>
                <text:p><text:span text:style-name="T3"/></text:p>
              </text:list-item>
              <text:list-item>
                <text:p><text:span text:style-name="T4">Programação é</text:span><text:span text:style-name="T3"> prátic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4cm" svg:height="6.762cm" svg:x="1.4cm" svg:y="0.838cm" presentation:class="title" presentation:user-transformed="true">
          <draw:text-box>
            <text:p><text:span text:style-name="T5">CONHECIMENTOS </text:span><text:span text:style-name="T6">NECESSÁRIOS</text:span></text:p>
          </draw:text-box>
        </draw:frame>
        <draw:frame draw:style-name="gr2" draw:text-style-name="P3" draw:layer="layout" svg:width="21.6cm" svg:height="4.988cm" svg:x="3.2cm" svg:y="10cm">
          <draw:text-box>
            <text:list text:style-name="L1">
              <text:list-item>
                <text:p><text:span text:style-name="T7">Noções de </text:span><text:span text:style-name="T8">computação</text:span></text:p>
                <text:p><text:span text:style-name="T8"/></text:p>
              </text:list-item>
              <text:list-item>
                <text:p><text:span text:style-name="T7">Noções de </text:span><text:span text:style-name="T8">programaçã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OÇÕES DE <text:span text:style-name="T3">COMPUTAÇÃO</text:span></text:p>
          </draw:text-box>
        </draw:frame>
        <draw:frame presentation:style-name="pr4" draw:layer="layout" svg:width="25.199cm" svg:height="12.179cm" svg:x="1.4cm" svg:y="6.014cm" presentation:class="outline" presentation:user-transformed="true">
          <draw:text-box>
            <text:list text:style-name="L2">
              <text:list-item>
                <text:p>Oque é um <text:span text:style-name="T3">computador</text:span> e como ele funciona</text:p>
                <text:p/>
              </text:list-item>
              <text:list-item>
                <text:p>Oque é um <text:span text:style-name="T3">programa</text:span> e como ele funciona</text:p>
                <text:p/>
              </text:list-item>
              <text:list-item>
                <text:p><text:span text:style-name="T4">Como os computadores se </text:span><text:span text:style-name="T3">comunicam</text:span></text:p>
                <text:p/>
              </text:list-item>
              <text:list-item>
                <text:p>Oque é a <text:span text:style-name="T3">internet</text:span> e como ela <text:span text:style-name="T3">funcion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ÇÕES DE <text:span text:style-name="T3">PROGRAMAÇÃO</text:span></text:p>
          </draw:text-box>
        </draw:frame>
        <draw:frame presentation:style-name="pr4" draw:layer="layout" svg:width="25.229cm" svg:height="14.489cm" svg:x="1.4cm" svg:y="4.914cm" presentation:class="outline" presentation:user-transformed="true">
          <draw:text-box>
            <text:list text:style-name="L2">
              <text:list-item>
                <text:p>Variáveis</text:p>
                <text:p/>
              </text:list-item>
              <text:list-item>
                <text:p>Funções</text:p>
                <text:p/>
              </text:list-item>
              <text:list-item>
                <text:p>Bibiliotecas</text:p>
                <text:p/>
              </text:list-item>
              <text:list-item>
                <text:p>Lógica de programação</text:p>
                <text:p/>
              </text:list-item>
              <text:list-item>
                <text:p>Orientação a objet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8.137cm" presentation:class="title" presentation:user-transformed="true">
          <draw:text-box>
            <text:p>ORIENTAÇÃO A <text:span text:style-name="T3">OBJETO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QUE É UM <text:span text:style-name="T3">OBJETO</text:span>?</text:p>
          </draw:text-box>
        </draw:frame>
        <draw:frame presentation:style-name="pr4" draw:layer="layout" svg:width="25.199cm" svg:height="12.179cm" svg:x="1.4cm" svg:y="7.514cm" presentation:class="outline" presentation:user-transformed="true">
          <draw:text-box>
            <text:list text:style-name="L2">
              <text:list-item>
                <text:p>Um objeto tem <text:span text:style-name="T3">classe</text:span></text:p>
                <text:p/>
              </text:list-item>
              <text:list-item>
                <text:p>Um objeto tem <text:span text:style-name="T3">variáveis</text:span></text:p>
                <text:p/>
              </text:list-item>
              <text:list-item>
                <text:p>Um objeto tem <text:span text:style-name="T3">métod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AIS AS <text:span text:style-name="T3">VANTAGENS</text:span> DA OO?</text:p>
          </draw:text-box>
        </draw:frame>
        <draw:frame presentation:style-name="pr4" draw:layer="layout" svg:width="25.199cm" svg:height="12.179cm" svg:x="1.4cm" svg:y="6.914cm" presentation:class="outline" presentation:user-transformed="true">
          <draw:text-box>
            <text:list text:style-name="L2">
              <text:list-item>
                <text:p>Abstração</text:p>
                <text:p/>
              </text:list-item>
              <text:list-item>
                <text:p>Encapsulamento</text:p>
                <text:p/>
              </text:list-item>
              <text:list-item>
                <text:p>Herança</text:p>
                <text:p/>
              </text:list-item>
              <text:list-item>
                <text:p>Polimorfis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uno </meta:initial-creator>
    <meta:creation-date>2015-12-06T10:32:14.529702708</meta:creation-date>
    <dc:date>2015-12-06T11:57:09.042826756</dc:date>
    <dc:creator>Bruno </dc:creator>
    <meta:editing-duration>PT45M43S</meta:editing-duration>
    <meta:editing-cycles>12</meta:editing-cycles>
    <meta:generator>LibreOffice/4.2.8.2$Linux_X86_64 LibreOffice_project/420m0$Build-2</meta:generator>
    <meta:document-statistic meta:object-count="51"/>
  </office:meta>
</office:document-meta>
</file>